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05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32:26 7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8724" calcext:value-type="float">
            <text:p>799,98724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table:formula="of:=AVERAGE([.C2:.C2010])" office:value-type="float" office:value="7780.79961464355" calcext:value-type="float">
            <text:p>7780,7996146436</text:p>
          </table:table-cell>
          <table:table-cell table:formula="of:=AVERAGE([.D2:.D2010])" office:value-type="float" office:value="904.14450867052" calcext:value-type="float">
            <text:p>904,14450867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1846" calcext:value-type="float">
            <text:p>900,01846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table:formula="of:=COM.MICROSOFT.STDEV.P([.C2:.C2010])" office:value-type="float" office:value="5.65841401605849" calcext:value-type="float">
            <text:p>5,6584140161</text:p>
          </table:table-cell>
          <table:table-cell table:formula="of:=COM.MICROSOFT.STDEV.P([.D2:.D2010])" office:value-type="float" office:value="21.3578629079688" calcext:value-type="float">
            <text:p>21,3578629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3802" calcext:value-type="float">
            <text:p>1000,03802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.00436" calcext:value-type="float">
            <text:p>1100,00436</text:p>
          </table:table-cell>
          <table:table-cell office:value-type="float" office:value="7781" calcext:value-type="float">
            <text:p>7781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9822" calcext:value-type="float">
            <text:p>1199,99822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9194" calcext:value-type="float">
            <text:p>1299,99194</text:p>
          </table:table-cell>
          <table:table-cell office:value-type="float" office:value="7781" calcext:value-type="float">
            <text:p>7781</text:p>
          </table:table-cell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634" calcext:value-type="float">
            <text:p>1400,0634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9368" calcext:value-type="float">
            <text:p>1499,99368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4224" calcext:value-type="float">
            <text:p>1600,04224</text:p>
          </table:table-cell>
          <table:table-cell office:value-type="float" office:value="7781" calcext:value-type="float">
            <text:p>7781</text:p>
          </table:table-cell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9444" calcext:value-type="float">
            <text:p>1699,99444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2672" calcext:value-type="float">
            <text:p>1800,02672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9798" calcext:value-type="float">
            <text:p>1899,99798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96" calcext:value-type="float">
            <text:p>1999,996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2552" calcext:value-type="float">
            <text:p>2100,02552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8798" calcext:value-type="float">
            <text:p>2199,98798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9498" calcext:value-type="float">
            <text:p>2299,99498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3106" calcext:value-type="float">
            <text:p>2400,03106</text:p>
          </table:table-cell>
          <table:table-cell office:value-type="float" office:value="7781" calcext:value-type="float">
            <text:p>7781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94" calcext:value-type="float">
            <text:p>2499,994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.00006" calcext:value-type="float">
            <text:p>2600,00006</text:p>
          </table:table-cell>
          <table:table-cell office:value-type="float" office:value="7781" calcext:value-type="float">
            <text:p>7781</text:p>
          </table:table-cell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91" calcext:value-type="float">
            <text:p>2699,991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999" calcext:value-type="float">
            <text:p>2799,9999</text:p>
          </table:table-cell>
          <table:table-cell office:value-type="float" office:value="7781" calcext:value-type="float">
            <text:p>7781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9198" calcext:value-type="float">
            <text:p>2899,99198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.00556" calcext:value-type="float">
            <text:p>3000,00556</text:p>
          </table:table-cell>
          <table:table-cell office:value-type="float" office:value="7781" calcext:value-type="float">
            <text:p>7781</text:p>
          </table:table-cell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.01914" calcext:value-type="float">
            <text:p>3100,01914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04" calcext:value-type="float">
            <text:p>3200,004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2408" calcext:value-type="float">
            <text:p>3300,02408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.0267" calcext:value-type="float">
            <text:p>3400,0267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9134" calcext:value-type="float">
            <text:p>3499,99134</text:p>
          </table:table-cell>
          <table:table-cell office:value-type="float" office:value="7781" calcext:value-type="float">
            <text:p>7781</text:p>
          </table:table-cell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9394" calcext:value-type="float">
            <text:p>3599,99394</text:p>
          </table:table-cell>
          <table:table-cell office:value-type="float" office:value="7781" calcext:value-type="float">
            <text:p>7781</text:p>
          </table:table-cell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9574" calcext:value-type="float">
            <text:p>3699,99574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1618" calcext:value-type="float">
            <text:p>3800,01618</text:p>
          </table:table-cell>
          <table:table-cell office:value-type="float" office:value="7781" calcext:value-type="float">
            <text:p>7781</text:p>
          </table:table-cell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9302" calcext:value-type="float">
            <text:p>3899,99302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0394" calcext:value-type="float">
            <text:p>4000,00394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.00248" calcext:value-type="float">
            <text:p>4100,00248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0598" calcext:value-type="float">
            <text:p>4200,00598</text:p>
          </table:table-cell>
          <table:table-cell office:value-type="float" office:value="7781" calcext:value-type="float">
            <text:p>7781</text:p>
          </table:table-cell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.01754" calcext:value-type="float">
            <text:p>4300,01754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451" calcext:value-type="float">
            <text:p>4400,0451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1418" calcext:value-type="float">
            <text:p>4500,01418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0196" calcext:value-type="float">
            <text:p>4600,00196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9552" calcext:value-type="float">
            <text:p>4699,99552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5172" calcext:value-type="float">
            <text:p>4800,05172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051" calcext:value-type="float">
            <text:p>4900,0051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1292" calcext:value-type="float">
            <text:p>5000,01292</text:p>
          </table:table-cell>
          <table:table-cell office:value-type="float" office:value="7781" calcext:value-type="float">
            <text:p>7781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9248" calcext:value-type="float">
            <text:p>5099,99248</text:p>
          </table:table-cell>
          <table:table-cell office:value-type="float" office:value="7781" calcext:value-type="float">
            <text:p>7781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4294" calcext:value-type="float">
            <text:p>5200,04294</text:p>
          </table:table-cell>
          <table:table-cell office:value-type="float" office:value="7781" calcext:value-type="float">
            <text:p>778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92" calcext:value-type="float">
            <text:p>5299,992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1828" calcext:value-type="float">
            <text:p>5400,01828</text:p>
          </table:table-cell>
          <table:table-cell office:value-type="float" office:value="7781" calcext:value-type="float">
            <text:p>7781</text:p>
          </table:table-cell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0612" calcext:value-type="float">
            <text:p>5500,00612</text:p>
          </table:table-cell>
          <table:table-cell office:value-type="float" office:value="7781" calcext:value-type="float">
            <text:p>7781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.00254" calcext:value-type="float">
            <text:p>5600,00254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1978" calcext:value-type="float">
            <text:p>5700,01978</text:p>
          </table:table-cell>
          <table:table-cell office:value-type="float" office:value="7781" calcext:value-type="float">
            <text:p>7781</text:p>
          </table:table-cell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9536" calcext:value-type="float">
            <text:p>5799,99536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1784" calcext:value-type="float">
            <text:p>5900,01784</text:p>
          </table:table-cell>
          <table:table-cell office:value-type="float" office:value="7781" calcext:value-type="float">
            <text:p>7781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993" calcext:value-type="float">
            <text:p>5999,9993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.00122" calcext:value-type="float">
            <text:p>6100,00122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1172" calcext:value-type="float">
            <text:p>6200,01172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9774" calcext:value-type="float">
            <text:p>6299,99774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17" calcext:value-type="float">
            <text:p>6400,017</text:p>
          </table:table-cell>
          <table:table-cell office:value-type="float" office:value="7781" calcext:value-type="float">
            <text:p>7781</text:p>
          </table:table-cell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0416" calcext:value-type="float">
            <text:p>6500,00416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9764" calcext:value-type="float">
            <text:p>6599,99764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9246" calcext:value-type="float">
            <text:p>6699,99246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34" calcext:value-type="float">
            <text:p>6800,0034</text:p>
          </table:table-cell>
          <table:table-cell office:value-type="float" office:value="7781" calcext:value-type="float">
            <text:p>7781</text:p>
          </table:table-cell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1582" calcext:value-type="float">
            <text:p>6900,01582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1292" calcext:value-type="float">
            <text:p>7000,01292</text:p>
          </table:table-cell>
          <table:table-cell office:value-type="float" office:value="7781" calcext:value-type="float">
            <text:p>778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0466" calcext:value-type="float">
            <text:p>7100,00466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9486" calcext:value-type="float">
            <text:p>7199,99486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0664" calcext:value-type="float">
            <text:p>7300,00664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8946" calcext:value-type="float">
            <text:p>7399,98946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9644" calcext:value-type="float">
            <text:p>7499,99644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.02606" calcext:value-type="float">
            <text:p>7600,02606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9866" calcext:value-type="float">
            <text:p>7699,99866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9394" calcext:value-type="float">
            <text:p>7799,99394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0006" calcext:value-type="float">
            <text:p>7900,00006</text:p>
          </table:table-cell>
          <table:table-cell office:value-type="float" office:value="7781" calcext:value-type="float">
            <text:p>7781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.0106" calcext:value-type="float">
            <text:p>8000,0106</text:p>
          </table:table-cell>
          <table:table-cell office:value-type="float" office:value="7781" calcext:value-type="float">
            <text:p>7781</text:p>
          </table:table-cell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8346" calcext:value-type="float">
            <text:p>8099,98346</text:p>
          </table:table-cell>
          <table:table-cell office:value-type="float" office:value="7781" calcext:value-type="float">
            <text:p>7781</text:p>
          </table:table-cell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3082" calcext:value-type="float">
            <text:p>8200,03082</text:p>
          </table:table-cell>
          <table:table-cell office:value-type="float" office:value="7781" calcext:value-type="float">
            <text:p>7781</text:p>
          </table:table-cell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1632" calcext:value-type="float">
            <text:p>8300,01632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1558" calcext:value-type="float">
            <text:p>8400,01558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8926" calcext:value-type="float">
            <text:p>8499,98926</text:p>
          </table:table-cell>
          <table:table-cell office:value-type="float" office:value="7781" calcext:value-type="float">
            <text:p>7781</text:p>
          </table:table-cell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9264" calcext:value-type="float">
            <text:p>8599,99264</text:p>
          </table:table-cell>
          <table:table-cell office:value-type="float" office:value="7781" calcext:value-type="float">
            <text:p>7781</text:p>
          </table:table-cell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0714" calcext:value-type="float">
            <text:p>8700,00714</text:p>
          </table:table-cell>
          <table:table-cell office:value-type="float" office:value="7781" calcext:value-type="float">
            <text:p>7781</text:p>
          </table:table-cell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9584" calcext:value-type="float">
            <text:p>8799,99584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9912" calcext:value-type="float">
            <text:p>8899,99912</text:p>
          </table:table-cell>
          <table:table-cell office:value-type="float" office:value="7781" calcext:value-type="float">
            <text:p>7781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151" calcext:value-type="float">
            <text:p>9000,0151</text:p>
          </table:table-cell>
          <table:table-cell office:value-type="float" office:value="7781" calcext:value-type="float">
            <text:p>7781</text:p>
          </table:table-cell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9716" calcext:value-type="float">
            <text:p>9099,99716</text:p>
          </table:table-cell>
          <table:table-cell office:value-type="float" office:value="7781" calcext:value-type="float">
            <text:p>7781</text:p>
          </table:table-cell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9484" calcext:value-type="float">
            <text:p>9199,99484</text:p>
          </table:table-cell>
          <table:table-cell office:value-type="float" office:value="7781" calcext:value-type="float">
            <text:p>7781</text:p>
          </table:table-cell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0644" calcext:value-type="float">
            <text:p>9300,00644</text:p>
          </table:table-cell>
          <table:table-cell office:value-type="float" office:value="7781" calcext:value-type="float">
            <text:p>7781</text:p>
          </table:table-cell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0044" calcext:value-type="float">
            <text:p>9400,00044</text:p>
          </table:table-cell>
          <table:table-cell office:value-type="float" office:value="7781" calcext:value-type="float">
            <text:p>7781</text:p>
          </table:table-cell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99.98776" calcext:value-type="float">
            <text:p>9499,98776</text:p>
          </table:table-cell>
          <table:table-cell office:value-type="float" office:value="7781" calcext:value-type="float">
            <text:p>7781</text:p>
          </table:table-cell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0518" calcext:value-type="float">
            <text:p>9600,00518</text:p>
          </table:table-cell>
          <table:table-cell office:value-type="float" office:value="7781" calcext:value-type="float">
            <text:p>7781</text:p>
          </table:table-cell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0154" calcext:value-type="float">
            <text:p>9700,00154</text:p>
          </table:table-cell>
          <table:table-cell office:value-type="float" office:value="7781" calcext:value-type="float">
            <text:p>7781</text:p>
          </table:table-cell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9076" calcext:value-type="float">
            <text:p>9799,99076</text:p>
          </table:table-cell>
          <table:table-cell office:value-type="float" office:value="7657" calcext:value-type="float">
            <text:p>7657</text:p>
          </table:table-cell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9186" calcext:value-type="float">
            <text:p>9899,99186</text:p>
          </table:table-cell>
          <table:table-cell office:value-type="float" office:value="7765" calcext:value-type="float">
            <text:p>7765</text:p>
          </table:table-cell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9764" calcext:value-type="float">
            <text:p>9999,99764</text:p>
          </table:table-cell>
          <table:table-cell office:value-type="float" office:value="7779" calcext:value-type="float">
            <text:p>7779</text:p>
          </table:table-cell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1638" calcext:value-type="float">
            <text:p>10100,01638</text:p>
          </table:table-cell>
          <table:table-cell office:value-type="float" office:value="7781" calcext:value-type="float">
            <text:p>7781</text:p>
          </table:table-cell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1696" calcext:value-type="float">
            <text:p>10200,01696</text:p>
          </table:table-cell>
          <table:table-cell office:value-type="float" office:value="7781" calcext:value-type="float">
            <text:p>7781</text:p>
          </table:table-cell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949" calcext:value-type="float">
            <text:p>10299,9949</text:p>
          </table:table-cell>
          <table:table-cell office:value-type="float" office:value="7781" calcext:value-type="float">
            <text:p>7781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8912" calcext:value-type="float">
            <text:p>10399,98912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9966" calcext:value-type="float">
            <text:p>10499,99966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9436" calcext:value-type="float">
            <text:p>10599,99436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9794" calcext:value-type="float">
            <text:p>10699,99794</text:p>
          </table:table-cell>
          <table:table-cell office:value-type="float" office:value="7781" calcext:value-type="float">
            <text:p>7781</text:p>
          </table:table-cell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9422" calcext:value-type="float">
            <text:p>10799,99422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057" calcext:value-type="float">
            <text:p>10900,0057</text:p>
          </table:table-cell>
          <table:table-cell office:value-type="float" office:value="7781" calcext:value-type="float">
            <text:p>7781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9674" calcext:value-type="float">
            <text:p>10999,99674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2118" calcext:value-type="float">
            <text:p>11100,02118</text:p>
          </table:table-cell>
          <table:table-cell office:value-type="float" office:value="7781" calcext:value-type="float">
            <text:p>7781</text:p>
          </table:table-cell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8858" calcext:value-type="float">
            <text:p>11199,98858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0962" calcext:value-type="float">
            <text:p>11300,00962</text:p>
          </table:table-cell>
          <table:table-cell office:value-type="float" office:value="7781" calcext:value-type="float">
            <text:p>7781</text:p>
          </table:table-cell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942" calcext:value-type="float">
            <text:p>11399,9942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0428" calcext:value-type="float">
            <text:p>11500,00428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.00878" calcext:value-type="float">
            <text:p>11600,00878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9258" calcext:value-type="float">
            <text:p>11699,99258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9418" calcext:value-type="float">
            <text:p>11799,99418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6928" calcext:value-type="float">
            <text:p>11900,06928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877" calcext:value-type="float">
            <text:p>11999,9877</text:p>
          </table:table-cell>
          <table:table-cell office:value-type="float" office:value="7775" calcext:value-type="float">
            <text:p>7775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184" calcext:value-type="float">
            <text:p>12100,0184</text:p>
          </table:table-cell>
          <table:table-cell office:value-type="float" office:value="7781" calcext:value-type="float">
            <text:p>7781</text:p>
          </table:table-cell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064" calcext:value-type="float">
            <text:p>12200,0064</text:p>
          </table:table-cell>
          <table:table-cell office:value-type="float" office:value="7781" calcext:value-type="float">
            <text:p>7781</text:p>
          </table:table-cell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199" calcext:value-type="float">
            <text:p>12300,0199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.00048" calcext:value-type="float">
            <text:p>12400,00048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9282" calcext:value-type="float">
            <text:p>12499,99282</text:p>
          </table:table-cell>
          <table:table-cell office:value-type="float" office:value="7781" calcext:value-type="float">
            <text:p>7781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586" calcext:value-type="float">
            <text:p>12600,0586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9018" calcext:value-type="float">
            <text:p>12699,99018</text:p>
          </table:table-cell>
          <table:table-cell office:value-type="float" office:value="7781" calcext:value-type="float">
            <text:p>7781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1516" calcext:value-type="float">
            <text:p>12800,01516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9912" calcext:value-type="float">
            <text:p>12899,99912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2042" calcext:value-type="float">
            <text:p>13000,02042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9098" calcext:value-type="float">
            <text:p>13099,99098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066" calcext:value-type="float">
            <text:p>13200,0066</text:p>
          </table:table-cell>
          <table:table-cell office:value-type="float" office:value="7781" calcext:value-type="float">
            <text:p>7781</text:p>
          </table:table-cell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1134" calcext:value-type="float">
            <text:p>13300,01134</text:p>
          </table:table-cell>
          <table:table-cell office:value-type="float" office:value="7781" calcext:value-type="float">
            <text:p>7781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.08268" calcext:value-type="float">
            <text:p>13400,08268</text:p>
          </table:table-cell>
          <table:table-cell office:value-type="float" office:value="7781" calcext:value-type="float">
            <text:p>7781</text:p>
          </table:table-cell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9126" calcext:value-type="float">
            <text:p>13499,99126</text:p>
          </table:table-cell>
          <table:table-cell office:value-type="float" office:value="7781" calcext:value-type="float">
            <text:p>7781</text:p>
          </table:table-cell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8976" calcext:value-type="float">
            <text:p>13599,98976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4654" calcext:value-type="float">
            <text:p>13700,04654</text:p>
          </table:table-cell>
          <table:table-cell office:value-type="float" office:value="7781" calcext:value-type="float">
            <text:p>7781</text:p>
          </table:table-cell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9398" calcext:value-type="float">
            <text:p>13799,99398</text:p>
          </table:table-cell>
          <table:table-cell office:value-type="float" office:value="7781" calcext:value-type="float">
            <text:p>7781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4294" calcext:value-type="float">
            <text:p>13900,04294</text:p>
          </table:table-cell>
          <table:table-cell office:value-type="float" office:value="7781" calcext:value-type="float">
            <text:p>7781</text:p>
          </table:table-cell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404" calcext:value-type="float">
            <text:p>14000,0404</text:p>
          </table:table-cell>
          <table:table-cell office:value-type="float" office:value="7781" calcext:value-type="float">
            <text:p>7781</text:p>
          </table:table-cell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9718" calcext:value-type="float">
            <text:p>14099,99718</text:p>
          </table:table-cell>
          <table:table-cell office:value-type="float" office:value="7781" calcext:value-type="float">
            <text:p>7781</text:p>
          </table:table-cell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2288" calcext:value-type="float">
            <text:p>14200,02288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921" calcext:value-type="float">
            <text:p>14299,9921</text:p>
          </table:table-cell>
          <table:table-cell office:value-type="float" office:value="7781" calcext:value-type="float">
            <text:p>7781</text:p>
          </table:table-cell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9938" calcext:value-type="float">
            <text:p>14399,99938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10828" calcext:value-type="float">
            <text:p>14500,10828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9572" calcext:value-type="float">
            <text:p>14599,99572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8722" calcext:value-type="float">
            <text:p>14699,98722</text:p>
          </table:table-cell>
          <table:table-cell office:value-type="float" office:value="7781" calcext:value-type="float">
            <text:p>7781</text:p>
          </table:table-cell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0188" calcext:value-type="float">
            <text:p>14800,00188</text:p>
          </table:table-cell>
          <table:table-cell office:value-type="float" office:value="7781" calcext:value-type="float">
            <text:p>7781</text:p>
          </table:table-cell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4154" calcext:value-type="float">
            <text:p>14900,04154</text:p>
          </table:table-cell>
          <table:table-cell office:value-type="float" office:value="7781" calcext:value-type="float">
            <text:p>7781</text:p>
          </table:table-cell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0426" calcext:value-type="float">
            <text:p>15000,00426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1166" calcext:value-type="float">
            <text:p>15100,01166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9142" calcext:value-type="float">
            <text:p>15199,99142</text:p>
          </table:table-cell>
          <table:table-cell office:value-type="float" office:value="7781" calcext:value-type="float">
            <text:p>7781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7768" calcext:value-type="float">
            <text:p>15300,07768</text:p>
          </table:table-cell>
          <table:table-cell office:value-type="float" office:value="7781" calcext:value-type="float">
            <text:p>7781</text:p>
          </table:table-cell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2232" calcext:value-type="float">
            <text:p>15400,02232</text:p>
          </table:table-cell>
          <table:table-cell office:value-type="float" office:value="7781" calcext:value-type="float">
            <text:p>7781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9378" calcext:value-type="float">
            <text:p>15499,99378</text:p>
          </table:table-cell>
          <table:table-cell office:value-type="float" office:value="7781" calcext:value-type="float">
            <text:p>7781</text:p>
          </table:table-cell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1238" calcext:value-type="float">
            <text:p>15600,01238</text:p>
          </table:table-cell>
          <table:table-cell office:value-type="float" office:value="7781" calcext:value-type="float">
            <text:p>778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895" calcext:value-type="float">
            <text:p>15699,9895</text:p>
          </table:table-cell>
          <table:table-cell office:value-type="float" office:value="7781" calcext:value-type="float">
            <text:p>7781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128" calcext:value-type="float">
            <text:p>15800,0128</text:p>
          </table:table-cell>
          <table:table-cell office:value-type="float" office:value="7781" calcext:value-type="float">
            <text:p>778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8614" calcext:value-type="float">
            <text:p>15899,98614</text:p>
          </table:table-cell>
          <table:table-cell office:value-type="float" office:value="7781" calcext:value-type="float">
            <text:p>7781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9594" calcext:value-type="float">
            <text:p>15999,99594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981" calcext:value-type="float">
            <text:p>16099,9981</text:p>
          </table:table-cell>
          <table:table-cell office:value-type="float" office:value="7781" calcext:value-type="float">
            <text:p>7781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8698" calcext:value-type="float">
            <text:p>16199,98698</text:p>
          </table:table-cell>
          <table:table-cell office:value-type="float" office:value="7781" calcext:value-type="float">
            <text:p>778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.00494" calcext:value-type="float">
            <text:p>16300,00494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9054" calcext:value-type="float">
            <text:p>16399,99054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0278" calcext:value-type="float">
            <text:p>16500,00278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9088" calcext:value-type="float">
            <text:p>16599,99088</text:p>
          </table:table-cell>
          <table:table-cell office:value-type="float" office:value="7781" calcext:value-type="float">
            <text:p>7781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9408" calcext:value-type="float">
            <text:p>16699,99408</text:p>
          </table:table-cell>
          <table:table-cell office:value-type="float" office:value="7781" calcext:value-type="float">
            <text:p>7781</text:p>
          </table:table-cell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1558" calcext:value-type="float">
            <text:p>16800,01558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9734" calcext:value-type="float">
            <text:p>16899,99734</text:p>
          </table:table-cell>
          <table:table-cell office:value-type="float" office:value="7781" calcext:value-type="float">
            <text:p>7781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211" calcext:value-type="float">
            <text:p>17000,0211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9132" calcext:value-type="float">
            <text:p>17099,99132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91" calcext:value-type="float">
            <text:p>17199,991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3722" calcext:value-type="float">
            <text:p>17300,03722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8794" calcext:value-type="float">
            <text:p>17399,98794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.01184" calcext:value-type="float">
            <text:p>17500,01184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4262" calcext:value-type="float">
            <text:p>17600,04262</text:p>
          </table:table-cell>
          <table:table-cell office:value-type="float" office:value="7781" calcext:value-type="float">
            <text:p>7781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0772" calcext:value-type="float">
            <text:p>17700,00772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947" calcext:value-type="float">
            <text:p>17799,9947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8938" calcext:value-type="float">
            <text:p>17899,98938</text:p>
          </table:table-cell>
          <table:table-cell office:value-type="float" office:value="7781" calcext:value-type="float">
            <text:p>7781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138" calcext:value-type="float">
            <text:p>18000,0138</text:p>
          </table:table-cell>
          <table:table-cell office:value-type="float" office:value="7781" calcext:value-type="float">
            <text:p>778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8964" calcext:value-type="float">
            <text:p>18099,98964</text:p>
          </table:table-cell>
          <table:table-cell office:value-type="float" office:value="7781" calcext:value-type="float">
            <text:p>7781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9294" calcext:value-type="float">
            <text:p>18199,99294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8338" calcext:value-type="float">
            <text:p>18299,98338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9612" calcext:value-type="float">
            <text:p>18399,99612</text:p>
          </table:table-cell>
          <table:table-cell office:value-type="float" office:value="7781" calcext:value-type="float">
            <text:p>778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018" calcext:value-type="float">
            <text:p>18500,0018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9508" calcext:value-type="float">
            <text:p>18599,99508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9882" calcext:value-type="float">
            <text:p>18699,99882</text:p>
          </table:table-cell>
          <table:table-cell office:value-type="float" office:value="7781" calcext:value-type="float">
            <text:p>7781</text:p>
          </table:table-cell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9242" calcext:value-type="float">
            <text:p>18799,99242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9436" calcext:value-type="float">
            <text:p>18899,99436</text:p>
          </table:table-cell>
          <table:table-cell office:value-type="float" office:value="7781" calcext:value-type="float">
            <text:p>7781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8832" calcext:value-type="float">
            <text:p>18999,98832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8942" calcext:value-type="float">
            <text:p>19099,98942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8264" calcext:value-type="float">
            <text:p>19200,08264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3284" calcext:value-type="float">
            <text:p>19300,03284</text:p>
          </table:table-cell>
          <table:table-cell office:value-type="float" office:value="7781" calcext:value-type="float">
            <text:p>7781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1948" calcext:value-type="float">
            <text:p>19400,01948</text:p>
          </table:table-cell>
          <table:table-cell office:value-type="float" office:value="7781" calcext:value-type="float">
            <text:p>7781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9394" calcext:value-type="float">
            <text:p>19499,99394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6222" calcext:value-type="float">
            <text:p>19600,06222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9372" calcext:value-type="float">
            <text:p>19699,99372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9256" calcext:value-type="float">
            <text:p>19799,99256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9678" calcext:value-type="float">
            <text:p>19899,99678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149" calcext:value-type="float">
            <text:p>20000,0149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1434" calcext:value-type="float">
            <text:p>20100,01434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2774" calcext:value-type="float">
            <text:p>20200,02774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8716" calcext:value-type="float">
            <text:p>20299,98716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1656" calcext:value-type="float">
            <text:p>20400,01656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156" calcext:value-type="float">
            <text:p>20500,0156</text:p>
          </table:table-cell>
          <table:table-cell office:value-type="float" office:value="7781" calcext:value-type="float">
            <text:p>7781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1074" calcext:value-type="float">
            <text:p>20600,01074</text:p>
          </table:table-cell>
          <table:table-cell office:value-type="float" office:value="7781" calcext:value-type="float">
            <text:p>7781</text:p>
          </table:table-cell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0322" calcext:value-type="float">
            <text:p>20700,00322</text:p>
          </table:table-cell>
          <table:table-cell office:value-type="float" office:value="7781" calcext:value-type="float">
            <text:p>7781</text:p>
          </table:table-cell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0126" calcext:value-type="float">
            <text:p>20800,00126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9596" calcext:value-type="float">
            <text:p>20899,99596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052" calcext:value-type="float">
            <text:p>20999,99052</text:p>
          </table:table-cell>
          <table:table-cell office:value-type="float" office:value="7781" calcext:value-type="float">
            <text:p>7781</text:p>
          </table:table-cell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1922" calcext:value-type="float">
            <text:p>21100,01922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8998" calcext:value-type="float">
            <text:p>21199,98998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1848" calcext:value-type="float">
            <text:p>21300,01848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464" calcext:value-type="float">
            <text:p>21400,0464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463" calcext:value-type="float">
            <text:p>21500,0463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963" calcext:value-type="float">
            <text:p>21599,9963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9242" calcext:value-type="float">
            <text:p>21699,99242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1848" calcext:value-type="float">
            <text:p>21800,01848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83" calcext:value-type="float">
            <text:p>21899,9983</text:p>
          </table:table-cell>
          <table:table-cell office:value-type="float" office:value="7781" calcext:value-type="float">
            <text:p>7781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1716" calcext:value-type="float">
            <text:p>22000,01716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9052" calcext:value-type="float">
            <text:p>22099,99052</text:p>
          </table:table-cell>
          <table:table-cell office:value-type="float" office:value="7781" calcext:value-type="float">
            <text:p>7781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8748" calcext:value-type="float">
            <text:p>22199,98748</text:p>
          </table:table-cell>
          <table:table-cell office:value-type="float" office:value="7781" calcext:value-type="float">
            <text:p>7781</text:p>
          </table:table-cell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194" calcext:value-type="float">
            <text:p>22300,0194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400.00276" calcext:value-type="float">
            <text:p>22400,00276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9818" calcext:value-type="float">
            <text:p>22499,99818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8872" calcext:value-type="float">
            <text:p>22599,98872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9466" calcext:value-type="float">
            <text:p>22699,99466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1636" calcext:value-type="float">
            <text:p>22800,01636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8784" calcext:value-type="float">
            <text:p>22899,98784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875" calcext:value-type="float">
            <text:p>22999,9875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1542" calcext:value-type="float">
            <text:p>23100,01542</text:p>
          </table:table-cell>
          <table:table-cell office:value-type="float" office:value="7781" calcext:value-type="float">
            <text:p>7781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1194" calcext:value-type="float">
            <text:p>23200,01194</text:p>
          </table:table-cell>
          <table:table-cell office:value-type="float" office:value="7781" calcext:value-type="float">
            <text:p>7781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5688" calcext:value-type="float">
            <text:p>23300,05688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9136" calcext:value-type="float">
            <text:p>23399,99136</text:p>
          </table:table-cell>
          <table:table-cell office:value-type="float" office:value="7781" calcext:value-type="float">
            <text:p>7781</text:p>
          </table:table-cell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0506" calcext:value-type="float">
            <text:p>23500,00506</text:p>
          </table:table-cell>
          <table:table-cell office:value-type="float" office:value="7781" calcext:value-type="float">
            <text:p>7781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600.02984" calcext:value-type="float">
            <text:p>23600,02984</text:p>
          </table:table-cell>
          <table:table-cell office:value-type="float" office:value="7781" calcext:value-type="float">
            <text:p>7781</text:p>
          </table:table-cell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9972" calcext:value-type="float">
            <text:p>23699,99972</text:p>
          </table:table-cell>
          <table:table-cell office:value-type="float" office:value="7781" calcext:value-type="float">
            <text:p>7781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1166" calcext:value-type="float">
            <text:p>23800,01166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9558" calcext:value-type="float">
            <text:p>23899,99558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1442" calcext:value-type="float">
            <text:p>24000,01442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0546" calcext:value-type="float">
            <text:p>24100,00546</text:p>
          </table:table-cell>
          <table:table-cell office:value-type="float" office:value="7781" calcext:value-type="float">
            <text:p>7781</text:p>
          </table:table-cell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01" calcext:value-type="float">
            <text:p>24200,001</text:p>
          </table:table-cell>
          <table:table-cell office:value-type="float" office:value="7798" calcext:value-type="float">
            <text:p>7798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9884" calcext:value-type="float">
            <text:p>24299,99884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0664" calcext:value-type="float">
            <text:p>24400,00664</text:p>
          </table:table-cell>
          <table:table-cell office:value-type="float" office:value="7781" calcext:value-type="float">
            <text:p>778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0094" calcext:value-type="float">
            <text:p>24500,00094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9554" calcext:value-type="float">
            <text:p>24599,99554</text:p>
          </table:table-cell>
          <table:table-cell office:value-type="float" office:value="7781" calcext:value-type="float">
            <text:p>7781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1322" calcext:value-type="float">
            <text:p>24700,01322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9588" calcext:value-type="float">
            <text:p>24799,99588</text:p>
          </table:table-cell>
          <table:table-cell office:value-type="float" office:value="7781" calcext:value-type="float">
            <text:p>7781</text:p>
          </table:table-cell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0322" calcext:value-type="float">
            <text:p>24900,00322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9938" calcext:value-type="float">
            <text:p>24999,99938</text:p>
          </table:table-cell>
          <table:table-cell office:value-type="float" office:value="7781" calcext:value-type="float">
            <text:p>7781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0542" calcext:value-type="float">
            <text:p>25100,00542</text:p>
          </table:table-cell>
          <table:table-cell office:value-type="float" office:value="7781" calcext:value-type="float">
            <text:p>7781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200.0378" calcext:value-type="float">
            <text:p>25200,0378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909" calcext:value-type="float">
            <text:p>25299,9909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9392" calcext:value-type="float">
            <text:p>25399,99392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9998" calcext:value-type="float">
            <text:p>25499,99998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9174" calcext:value-type="float">
            <text:p>25599,99174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8558" calcext:value-type="float">
            <text:p>25699,98558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0292" calcext:value-type="float">
            <text:p>25800,00292</text:p>
          </table:table-cell>
          <table:table-cell office:value-type="float" office:value="7781" calcext:value-type="float">
            <text:p>7781</text:p>
          </table:table-cell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5406" calcext:value-type="float">
            <text:p>25900,05406</text:p>
          </table:table-cell>
          <table:table-cell office:value-type="float" office:value="7781" calcext:value-type="float">
            <text:p>7781</text:p>
          </table:table-cell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0374" calcext:value-type="float">
            <text:p>26000,00374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949" calcext:value-type="float">
            <text:p>26099,9949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2088" calcext:value-type="float">
            <text:p>26200,02088</text:p>
          </table:table-cell>
          <table:table-cell office:value-type="float" office:value="7781" calcext:value-type="float">
            <text:p>7781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159" calcext:value-type="float">
            <text:p>26300,0159</text:p>
          </table:table-cell>
          <table:table-cell office:value-type="float" office:value="7781" calcext:value-type="float">
            <text:p>7781</text:p>
          </table:table-cell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1476" calcext:value-type="float">
            <text:p>26400,01476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8734" calcext:value-type="float">
            <text:p>26499,98734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9606" calcext:value-type="float">
            <text:p>26599,99606</text:p>
          </table:table-cell>
          <table:table-cell office:value-type="float" office:value="7781" calcext:value-type="float">
            <text:p>7781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0254" calcext:value-type="float">
            <text:p>26700,00254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9116" calcext:value-type="float">
            <text:p>26799,99116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900.0443" calcext:value-type="float">
            <text:p>26900,0443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00.0156" calcext:value-type="float">
            <text:p>27000,0156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1168" calcext:value-type="float">
            <text:p>27100,01168</text:p>
          </table:table-cell>
          <table:table-cell office:value-type="float" office:value="7781" calcext:value-type="float">
            <text:p>7781</text:p>
          </table:table-cell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015" calcext:value-type="float">
            <text:p>27200,0015</text:p>
          </table:table-cell>
          <table:table-cell office:value-type="float" office:value="7781" calcext:value-type="float">
            <text:p>7781</text:p>
          </table:table-cell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4812" calcext:value-type="float">
            <text:p>27300,04812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7208" calcext:value-type="float">
            <text:p>27400,07208</text:p>
          </table:table-cell>
          <table:table-cell office:value-type="float" office:value="7781" calcext:value-type="float">
            <text:p>7781</text:p>
          </table:table-cell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8772" calcext:value-type="float">
            <text:p>27499,98772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8196" calcext:value-type="float">
            <text:p>27599,98196</text:p>
          </table:table-cell>
          <table:table-cell office:value-type="float" office:value="7781" calcext:value-type="float">
            <text:p>7781</text:p>
          </table:table-cell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9694" calcext:value-type="float">
            <text:p>27699,99694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239" calcext:value-type="float">
            <text:p>27800,0239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2204" calcext:value-type="float">
            <text:p>27900,02204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9434" calcext:value-type="float">
            <text:p>27999,99434</text:p>
          </table:table-cell>
          <table:table-cell office:value-type="float" office:value="7781" calcext:value-type="float">
            <text:p>7781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3122" calcext:value-type="float">
            <text:p>28100,03122</text:p>
          </table:table-cell>
          <table:table-cell office:value-type="float" office:value="7781" calcext:value-type="float">
            <text:p>7781</text:p>
          </table:table-cell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00.0287" calcext:value-type="float">
            <text:p>28200,0287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9324" calcext:value-type="float">
            <text:p>28299,99324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0252" calcext:value-type="float">
            <text:p>28400,00252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996" calcext:value-type="float">
            <text:p>28499,9996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3388" calcext:value-type="float">
            <text:p>28600,03388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2386" calcext:value-type="float">
            <text:p>28700,02386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9624" calcext:value-type="float">
            <text:p>28799,99624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9682" calcext:value-type="float">
            <text:p>28899,99682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9246" calcext:value-type="float">
            <text:p>28999,99246</text:p>
          </table:table-cell>
          <table:table-cell office:value-type="float" office:value="7781" calcext:value-type="float">
            <text:p>7781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9008" calcext:value-type="float">
            <text:p>29099,99008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0308" calcext:value-type="float">
            <text:p>29200,00308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1766" calcext:value-type="float">
            <text:p>29300,01766</text:p>
          </table:table-cell>
          <table:table-cell office:value-type="float" office:value="7781" calcext:value-type="float">
            <text:p>778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0446" calcext:value-type="float">
            <text:p>29400,00446</text:p>
          </table:table-cell>
          <table:table-cell office:value-type="float" office:value="7781" calcext:value-type="float">
            <text:p>778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00.02158" calcext:value-type="float">
            <text:p>29500,02158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8762" calcext:value-type="float">
            <text:p>29599,98762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9002" calcext:value-type="float">
            <text:p>29699,99002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018" calcext:value-type="float">
            <text:p>29800,0018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982" calcext:value-type="float">
            <text:p>29899,9982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1016" calcext:value-type="float">
            <text:p>30000,01016</text:p>
          </table:table-cell>
          <table:table-cell office:value-type="float" office:value="7781" calcext:value-type="float">
            <text:p>7781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0124" calcext:value-type="float">
            <text:p>30100,00124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1142" calcext:value-type="float">
            <text:p>30200,01142</text:p>
          </table:table-cell>
          <table:table-cell office:value-type="float" office:value="7781" calcext:value-type="float">
            <text:p>7781</text:p>
          </table:table-cell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954" calcext:value-type="float">
            <text:p>30299,9954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9248" calcext:value-type="float">
            <text:p>30399,99248</text:p>
          </table:table-cell>
          <table:table-cell office:value-type="float" office:value="7781" calcext:value-type="float">
            <text:p>7781</text:p>
          </table:table-cell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9182" calcext:value-type="float">
            <text:p>30499,99182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00.03632" calcext:value-type="float">
            <text:p>30600,03632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8618" calcext:value-type="float">
            <text:p>30699,98618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9554" calcext:value-type="float">
            <text:p>30799,99554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0462" calcext:value-type="float">
            <text:p>30900,00462</text:p>
          </table:table-cell>
          <table:table-cell office:value-type="float" office:value="7781" calcext:value-type="float">
            <text:p>778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9822" calcext:value-type="float">
            <text:p>30999,99822</text:p>
          </table:table-cell>
          <table:table-cell office:value-type="float" office:value="7781" calcext:value-type="float">
            <text:p>778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8904" calcext:value-type="float">
            <text:p>31099,98904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8946" calcext:value-type="float">
            <text:p>31199,98946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025" calcext:value-type="float">
            <text:p>31300,0025</text:p>
          </table:table-cell>
          <table:table-cell office:value-type="float" office:value="7781" calcext:value-type="float">
            <text:p>778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9384" calcext:value-type="float">
            <text:p>31399,99384</text:p>
          </table:table-cell>
          <table:table-cell office:value-type="float" office:value="7781" calcext:value-type="float">
            <text:p>7781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9922" calcext:value-type="float">
            <text:p>31499,99922</text:p>
          </table:table-cell>
          <table:table-cell office:value-type="float" office:value="7781" calcext:value-type="float">
            <text:p>7781</text:p>
          </table:table-cell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600.02172" calcext:value-type="float">
            <text:p>31600,02172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99.99556" calcext:value-type="float">
            <text:p>31699,99556</text:p>
          </table:table-cell>
          <table:table-cell office:value-type="float" office:value="7781" calcext:value-type="float">
            <text:p>7781</text:p>
          </table:table-cell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1158" calcext:value-type="float">
            <text:p>31800,01158</text:p>
          </table:table-cell>
          <table:table-cell office:value-type="float" office:value="7781" calcext:value-type="float">
            <text:p>7781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8938" calcext:value-type="float">
            <text:p>31899,98938</text:p>
          </table:table-cell>
          <table:table-cell office:value-type="float" office:value="7781" calcext:value-type="float">
            <text:p>7781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9062" calcext:value-type="float">
            <text:p>31999,99062</text:p>
          </table:table-cell>
          <table:table-cell office:value-type="float" office:value="7781" calcext:value-type="float">
            <text:p>7781</text:p>
          </table:table-cell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077" calcext:value-type="float">
            <text:p>32100,0077</text:p>
          </table:table-cell>
          <table:table-cell office:value-type="float" office:value="7781" calcext:value-type="float">
            <text:p>778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0298" calcext:value-type="float">
            <text:p>32200,00298</text:p>
          </table:table-cell>
          <table:table-cell office:value-type="float" office:value="7781" calcext:value-type="float">
            <text:p>7781</text:p>
          </table:table-cell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1128" calcext:value-type="float">
            <text:p>32300,01128</text:p>
          </table:table-cell>
          <table:table-cell office:value-type="float" office:value="7781" calcext:value-type="float">
            <text:p>7781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0046" calcext:value-type="float">
            <text:p>32400,00046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0348" calcext:value-type="float">
            <text:p>32500,00348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2494" calcext:value-type="float">
            <text:p>32600,02494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0524" calcext:value-type="float">
            <text:p>32700,00524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9072" calcext:value-type="float">
            <text:p>32799,99072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8902" calcext:value-type="float">
            <text:p>32899,98902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1364" calcext:value-type="float">
            <text:p>33000,01364</text:p>
          </table:table-cell>
          <table:table-cell office:value-type="float" office:value="7781" calcext:value-type="float">
            <text:p>7781</text:p>
          </table:table-cell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9316" calcext:value-type="float">
            <text:p>33099,99316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9312" calcext:value-type="float">
            <text:p>33199,99312</text:p>
          </table:table-cell>
          <table:table-cell office:value-type="float" office:value="7781" calcext:value-type="float">
            <text:p>7781</text:p>
          </table:table-cell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9418" calcext:value-type="float">
            <text:p>33299,99418</text:p>
          </table:table-cell>
          <table:table-cell office:value-type="float" office:value="7781" calcext:value-type="float">
            <text:p>7781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9364" calcext:value-type="float">
            <text:p>33399,99364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8872" calcext:value-type="float">
            <text:p>33499,98872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1484" calcext:value-type="float">
            <text:p>33600,01484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9184" calcext:value-type="float">
            <text:p>33699,99184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0994" calcext:value-type="float">
            <text:p>33800,00994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0238" calcext:value-type="float">
            <text:p>33900,00238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2996" calcext:value-type="float">
            <text:p>34000,02996</text:p>
          </table:table-cell>
          <table:table-cell office:value-type="float" office:value="7781" calcext:value-type="float">
            <text:p>7781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0082" calcext:value-type="float">
            <text:p>34100,00082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0944" calcext:value-type="float">
            <text:p>34200,00944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300.02692" calcext:value-type="float">
            <text:p>34300,02692</text:p>
          </table:table-cell>
          <table:table-cell office:value-type="float" office:value="7781" calcext:value-type="float">
            <text:p>7781</text:p>
          </table:table-cell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9966" calcext:value-type="float">
            <text:p>34399,99966</text:p>
          </table:table-cell>
          <table:table-cell office:value-type="float" office:value="7781" calcext:value-type="float">
            <text:p>7781</text:p>
          </table:table-cell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500.01844" calcext:value-type="float">
            <text:p>34500,01844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918" calcext:value-type="float">
            <text:p>34599,9918</text:p>
          </table:table-cell>
          <table:table-cell office:value-type="float" office:value="7781" calcext:value-type="float">
            <text:p>778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9344" calcext:value-type="float">
            <text:p>34699,99344</text:p>
          </table:table-cell>
          <table:table-cell office:value-type="float" office:value="7781" calcext:value-type="float">
            <text:p>7781</text:p>
          </table:table-cell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9818" calcext:value-type="float">
            <text:p>34799,99818</text:p>
          </table:table-cell>
          <table:table-cell office:value-type="float" office:value="7781" calcext:value-type="float">
            <text:p>7781</text:p>
          </table:table-cell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3268" calcext:value-type="float">
            <text:p>34900,03268</text:p>
          </table:table-cell>
          <table:table-cell office:value-type="float" office:value="7781" calcext:value-type="float">
            <text:p>7781</text:p>
          </table:table-cell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0588" calcext:value-type="float">
            <text:p>35000,00588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474" calcext:value-type="float">
            <text:p>35099,99474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00.0251" calcext:value-type="float">
            <text:p>35200,0251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978" calcext:value-type="float">
            <text:p>35299,9978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9488" calcext:value-type="float">
            <text:p>35399,99488</text:p>
          </table:table-cell>
          <table:table-cell office:value-type="float" office:value="7781" calcext:value-type="float">
            <text:p>778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947" calcext:value-type="float">
            <text:p>35499,9947</text:p>
          </table:table-cell>
          <table:table-cell office:value-type="float" office:value="7781" calcext:value-type="float">
            <text:p>7781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9214" calcext:value-type="float">
            <text:p>35599,99214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4514" calcext:value-type="float">
            <text:p>35700,04514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9468" calcext:value-type="float">
            <text:p>35799,99468</text:p>
          </table:table-cell>
          <table:table-cell office:value-type="float" office:value="7781" calcext:value-type="float">
            <text:p>7781</text:p>
          </table:table-cell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2806" calcext:value-type="float">
            <text:p>35900,02806</text:p>
          </table:table-cell>
          <table:table-cell office:value-type="float" office:value="7781" calcext:value-type="float">
            <text:p>7781</text:p>
          </table:table-cell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9262" calcext:value-type="float">
            <text:p>35999,99262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0992" calcext:value-type="float">
            <text:p>36100,00992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9352" calcext:value-type="float">
            <text:p>36199,99352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300.00238" calcext:value-type="float">
            <text:p>36300,00238</text:p>
          </table:table-cell>
          <table:table-cell office:value-type="float" office:value="7781" calcext:value-type="float">
            <text:p>778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1962" calcext:value-type="float">
            <text:p>36400,01962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99.99314" calcext:value-type="float">
            <text:p>36499,99314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9642" calcext:value-type="float">
            <text:p>36599,99642</text:p>
          </table:table-cell>
          <table:table-cell office:value-type="float" office:value="7781" calcext:value-type="float">
            <text:p>7781</text:p>
          </table:table-cell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700.00982" calcext:value-type="float">
            <text:p>36700,00982</text:p>
          </table:table-cell>
          <table:table-cell office:value-type="float" office:value="7781" calcext:value-type="float">
            <text:p>7781</text:p>
          </table:table-cell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2356" calcext:value-type="float">
            <text:p>36800,02356</text:p>
          </table:table-cell>
          <table:table-cell office:value-type="float" office:value="7781" calcext:value-type="float">
            <text:p>7781</text:p>
          </table:table-cell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1886" calcext:value-type="float">
            <text:p>36900,01886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96" calcext:value-type="float">
            <text:p>36999,996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9564" calcext:value-type="float">
            <text:p>37099,99564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1966" calcext:value-type="float">
            <text:p>37200,01966</text:p>
          </table:table-cell>
          <table:table-cell office:value-type="float" office:value="7781" calcext:value-type="float">
            <text:p>7781</text:p>
          </table:table-cell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300.03104" calcext:value-type="float">
            <text:p>37300,03104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9204" calcext:value-type="float">
            <text:p>37399,99204</text:p>
          </table:table-cell>
          <table:table-cell office:value-type="float" office:value="7781" calcext:value-type="float">
            <text:p>778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9296" calcext:value-type="float">
            <text:p>37499,99296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9318" calcext:value-type="float">
            <text:p>37599,99318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2744" calcext:value-type="float">
            <text:p>37700,02744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1568" calcext:value-type="float">
            <text:p>37800,01568</text:p>
          </table:table-cell>
          <table:table-cell office:value-type="float" office:value="7781" calcext:value-type="float">
            <text:p>7781</text:p>
          </table:table-cell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8458" calcext:value-type="float">
            <text:p>37899,98458</text:p>
          </table:table-cell>
          <table:table-cell office:value-type="float" office:value="7781" calcext:value-type="float">
            <text:p>7781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0484" calcext:value-type="float">
            <text:p>38000,00484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4388" calcext:value-type="float">
            <text:p>38100,04388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9038" calcext:value-type="float">
            <text:p>38199,99038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9454" calcext:value-type="float">
            <text:p>38299,99454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9802" calcext:value-type="float">
            <text:p>38399,99802</text:p>
          </table:table-cell>
          <table:table-cell office:value-type="float" office:value="7781" calcext:value-type="float">
            <text:p>7781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1582" calcext:value-type="float">
            <text:p>38500,01582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3338" calcext:value-type="float">
            <text:p>38600,03338</text:p>
          </table:table-cell>
          <table:table-cell office:value-type="float" office:value="7781" calcext:value-type="float">
            <text:p>7781</text:p>
          </table:table-cell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700.0052" calcext:value-type="float">
            <text:p>38700,0052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800.02984" calcext:value-type="float">
            <text:p>38800,02984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900.01212" calcext:value-type="float">
            <text:p>38900,01212</text:p>
          </table:table-cell>
          <table:table-cell office:value-type="float" office:value="7781" calcext:value-type="float">
            <text:p>7781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000.00664" calcext:value-type="float">
            <text:p>39000,00664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3312" calcext:value-type="float">
            <text:p>39100,03312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1572" calcext:value-type="float">
            <text:p>39200,01572</text:p>
          </table:table-cell>
          <table:table-cell office:value-type="float" office:value="7781" calcext:value-type="float">
            <text:p>7781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0674" calcext:value-type="float">
            <text:p>39300,00674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9256" calcext:value-type="float">
            <text:p>39399,99256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8846" calcext:value-type="float">
            <text:p>39499,98846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99.99004" calcext:value-type="float">
            <text:p>39599,99004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9246" calcext:value-type="float">
            <text:p>39699,99246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1464" calcext:value-type="float">
            <text:p>39800,01464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9732" calcext:value-type="float">
            <text:p>39899,99732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952" calcext:value-type="float">
            <text:p>39999,9952</text:p>
          </table:table-cell>
          <table:table-cell office:value-type="float" office:value="7781" calcext:value-type="float">
            <text:p>778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9618" calcext:value-type="float">
            <text:p>40099,99618</text:p>
          </table:table-cell>
          <table:table-cell office:value-type="float" office:value="7781" calcext:value-type="float">
            <text:p>7781</text:p>
          </table:table-cell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898" calcext:value-type="float">
            <text:p>40199,9898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300.02418" calcext:value-type="float">
            <text:p>40300,02418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0248" calcext:value-type="float">
            <text:p>40400,00248</text:p>
          </table:table-cell>
          <table:table-cell office:value-type="float" office:value="7781" calcext:value-type="float">
            <text:p>7781</text:p>
          </table:table-cell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2458" calcext:value-type="float">
            <text:p>40500,02458</text:p>
          </table:table-cell>
          <table:table-cell office:value-type="float" office:value="7781" calcext:value-type="float">
            <text:p>778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9778" calcext:value-type="float">
            <text:p>40599,99778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992" calcext:value-type="float">
            <text:p>40699,9992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0554" calcext:value-type="float">
            <text:p>40800,00554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900.00398" calcext:value-type="float">
            <text:p>40900,00398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9564" calcext:value-type="float">
            <text:p>40999,99564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9092" calcext:value-type="float">
            <text:p>41099,99092</text:p>
          </table:table-cell>
          <table:table-cell office:value-type="float" office:value="7781" calcext:value-type="float">
            <text:p>7781</text:p>
          </table:table-cell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152" calcext:value-type="float">
            <text:p>41200,0152</text:p>
          </table:table-cell>
          <table:table-cell office:value-type="float" office:value="7781" calcext:value-type="float">
            <text:p>7781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864" calcext:value-type="float">
            <text:p>41299,9864</text:p>
          </table:table-cell>
          <table:table-cell office:value-type="float" office:value="7781" calcext:value-type="float">
            <text:p>7781</text:p>
          </table:table-cell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9246" calcext:value-type="float">
            <text:p>41399,99246</text:p>
          </table:table-cell>
          <table:table-cell office:value-type="float" office:value="7781" calcext:value-type="float">
            <text:p>7781</text:p>
          </table:table-cell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500.00974" calcext:value-type="float">
            <text:p>41500,00974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5062" calcext:value-type="float">
            <text:p>41600,05062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700.01724" calcext:value-type="float">
            <text:p>41700,01724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9266" calcext:value-type="float">
            <text:p>41799,99266</text:p>
          </table:table-cell>
          <table:table-cell office:value-type="float" office:value="7781" calcext:value-type="float">
            <text:p>7781</text:p>
          </table:table-cell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992" calcext:value-type="float">
            <text:p>41899,9992</text:p>
          </table:table-cell>
          <table:table-cell office:value-type="float" office:value="7781" calcext:value-type="float">
            <text:p>7781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0436" calcext:value-type="float">
            <text:p>42000,00436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100.00462" calcext:value-type="float">
            <text:p>42100,00462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200.01248" calcext:value-type="float">
            <text:p>42200,01248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868" calcext:value-type="float">
            <text:p>42299,9868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1236" calcext:value-type="float">
            <text:p>42400,01236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272" calcext:value-type="float">
            <text:p>42500,0272</text:p>
          </table:table-cell>
          <table:table-cell office:value-type="float" office:value="7781" calcext:value-type="float">
            <text:p>7781</text:p>
          </table:table-cell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9598" calcext:value-type="float">
            <text:p>42599,99598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2066" calcext:value-type="float">
            <text:p>42700,02066</text:p>
          </table:table-cell>
          <table:table-cell office:value-type="float" office:value="7781" calcext:value-type="float">
            <text:p>7781</text:p>
          </table:table-cell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9534" calcext:value-type="float">
            <text:p>42799,99534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900.00456" calcext:value-type="float">
            <text:p>42900,00456</text:p>
          </table:table-cell>
          <table:table-cell office:value-type="float" office:value="7781" calcext:value-type="float">
            <text:p>7781</text:p>
          </table:table-cell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99.99608" calcext:value-type="float">
            <text:p>42999,99608</text:p>
          </table:table-cell>
          <table:table-cell office:value-type="float" office:value="7781" calcext:value-type="float">
            <text:p>7781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100.00712" calcext:value-type="float">
            <text:p>43100,00712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9918" calcext:value-type="float">
            <text:p>43199,99918</text:p>
          </table:table-cell>
          <table:table-cell office:value-type="float" office:value="7781" calcext:value-type="float">
            <text:p>7781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9216" calcext:value-type="float">
            <text:p>43299,99216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01514" calcext:value-type="float">
            <text:p>43400,01514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500.02128" calcext:value-type="float">
            <text:p>43500,02128</text:p>
          </table:table-cell>
          <table:table-cell office:value-type="float" office:value="7781" calcext:value-type="float">
            <text:p>7781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600.00122" calcext:value-type="float">
            <text:p>43600,00122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889" calcext:value-type="float">
            <text:p>43699,9889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800.02032" calcext:value-type="float">
            <text:p>43800,02032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0956" calcext:value-type="float">
            <text:p>43900,00956</text:p>
          </table:table-cell>
          <table:table-cell office:value-type="float" office:value="7781" calcext:value-type="float">
            <text:p>7781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9392" calcext:value-type="float">
            <text:p>43999,99392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99.99994" calcext:value-type="float">
            <text:p>44099,99994</text:p>
          </table:table-cell>
          <table:table-cell office:value-type="float" office:value="7781" calcext:value-type="float">
            <text:p>7781</text:p>
          </table:table-cell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200.04502" calcext:value-type="float">
            <text:p>44200,04502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300.03324" calcext:value-type="float">
            <text:p>44300,03324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400.00044" calcext:value-type="float">
            <text:p>44400,00044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955" calcext:value-type="float">
            <text:p>44499,9955</text:p>
          </table:table-cell>
          <table:table-cell office:value-type="float" office:value="7781" calcext:value-type="float">
            <text:p>7781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99.99772" calcext:value-type="float">
            <text:p>44599,99772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99.99634" calcext:value-type="float">
            <text:p>44699,99634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9482" calcext:value-type="float">
            <text:p>44799,99482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99.99734" calcext:value-type="float">
            <text:p>44899,99734</text:p>
          </table:table-cell>
          <table:table-cell office:value-type="float" office:value="7781" calcext:value-type="float">
            <text:p>7781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8758" calcext:value-type="float">
            <text:p>44999,98758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9324" calcext:value-type="float">
            <text:p>45099,99324</text:p>
          </table:table-cell>
          <table:table-cell office:value-type="float" office:value="7781" calcext:value-type="float">
            <text:p>7781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9836" calcext:value-type="float">
            <text:p>45199,99836</text:p>
          </table:table-cell>
          <table:table-cell office:value-type="float" office:value="7781" calcext:value-type="float">
            <text:p>7781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913" calcext:value-type="float">
            <text:p>45299,9913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9484" calcext:value-type="float">
            <text:p>45399,99484</text:p>
          </table:table-cell>
          <table:table-cell office:value-type="float" office:value="7781" calcext:value-type="float">
            <text:p>7781</text:p>
          </table:table-cell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99.98758" calcext:value-type="float">
            <text:p>45499,98758</text:p>
          </table:table-cell>
          <table:table-cell office:value-type="float" office:value="7781" calcext:value-type="float">
            <text:p>778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600.01462" calcext:value-type="float">
            <text:p>45600,01462</text:p>
          </table:table-cell>
          <table:table-cell office:value-type="float" office:value="7781" calcext:value-type="float">
            <text:p>7781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700.0049" calcext:value-type="float">
            <text:p>45700,0049</text:p>
          </table:table-cell>
          <table:table-cell office:value-type="float" office:value="7781" calcext:value-type="float">
            <text:p>7781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0544" calcext:value-type="float">
            <text:p>45800,00544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900.0373" calcext:value-type="float">
            <text:p>45900,0373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000.006" calcext:value-type="float">
            <text:p>46000,006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100.01798" calcext:value-type="float">
            <text:p>46100,01798</text:p>
          </table:table-cell>
          <table:table-cell office:value-type="float" office:value="7781" calcext:value-type="float">
            <text:p>7781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200.06906" calcext:value-type="float">
            <text:p>46200,06906</text:p>
          </table:table-cell>
          <table:table-cell office:value-type="float" office:value="7781" calcext:value-type="float">
            <text:p>778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300.00998" calcext:value-type="float">
            <text:p>46300,00998</text:p>
          </table:table-cell>
          <table:table-cell office:value-type="float" office:value="7781" calcext:value-type="float">
            <text:p>7781</text:p>
          </table:table-cell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9448" calcext:value-type="float">
            <text:p>46399,99448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8718" calcext:value-type="float">
            <text:p>46499,98718</text:p>
          </table:table-cell>
          <table:table-cell office:value-type="float" office:value="7781" calcext:value-type="float">
            <text:p>7781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9558" calcext:value-type="float">
            <text:p>46599,99558</text:p>
          </table:table-cell>
          <table:table-cell office:value-type="float" office:value="7781" calcext:value-type="float">
            <text:p>7781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700.00766" calcext:value-type="float">
            <text:p>46700,00766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800.0212" calcext:value-type="float">
            <text:p>46800,0212</text:p>
          </table:table-cell>
          <table:table-cell office:value-type="float" office:value="7781" calcext:value-type="float">
            <text:p>778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946" calcext:value-type="float">
            <text:p>46899,9946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000.01466" calcext:value-type="float">
            <text:p>47000,01466</text:p>
          </table:table-cell>
          <table:table-cell office:value-type="float" office:value="7781" calcext:value-type="float">
            <text:p>7781</text:p>
          </table:table-cell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100.06524" calcext:value-type="float">
            <text:p>47100,06524</text:p>
          </table:table-cell>
          <table:table-cell office:value-type="float" office:value="7781" calcext:value-type="float">
            <text:p>7781</text:p>
          </table:table-cell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9722" calcext:value-type="float">
            <text:p>47199,99722</text:p>
          </table:table-cell>
          <table:table-cell office:value-type="float" office:value="7781" calcext:value-type="float">
            <text:p>7781</text:p>
          </table:table-cell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300.00998" calcext:value-type="float">
            <text:p>47300,00998</text:p>
          </table:table-cell>
          <table:table-cell office:value-type="float" office:value="7781" calcext:value-type="float">
            <text:p>7781</text:p>
          </table:table-cell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400.07804" calcext:value-type="float">
            <text:p>47400,07804</text:p>
          </table:table-cell>
          <table:table-cell office:value-type="float" office:value="7781" calcext:value-type="float">
            <text:p>7781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500.02166" calcext:value-type="float">
            <text:p>47500,02166</text:p>
          </table:table-cell>
          <table:table-cell office:value-type="float" office:value="7781" calcext:value-type="float">
            <text:p>7781</text:p>
          </table:table-cell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9428" calcext:value-type="float">
            <text:p>47599,99428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9554" calcext:value-type="float">
            <text:p>47699,99554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800.06442" calcext:value-type="float">
            <text:p>47800,06442</text:p>
          </table:table-cell>
          <table:table-cell office:value-type="float" office:value="7781" calcext:value-type="float">
            <text:p>7781</text:p>
          </table:table-cell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935" calcext:value-type="float">
            <text:p>47899,9935</text:p>
          </table:table-cell>
          <table:table-cell office:value-type="float" office:value="7781" calcext:value-type="float">
            <text:p>7781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000.03174" calcext:value-type="float">
            <text:p>48000,03174</text:p>
          </table:table-cell>
          <table:table-cell office:value-type="float" office:value="7781" calcext:value-type="float">
            <text:p>7781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100.00786" calcext:value-type="float">
            <text:p>48100,00786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200.0163" calcext:value-type="float">
            <text:p>48200,0163</text:p>
          </table:table-cell>
          <table:table-cell office:value-type="float" office:value="7781" calcext:value-type="float">
            <text:p>7781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997" calcext:value-type="float">
            <text:p>48299,9997</text:p>
          </table:table-cell>
          <table:table-cell office:value-type="float" office:value="7781" calcext:value-type="float">
            <text:p>778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9392" calcext:value-type="float">
            <text:p>48399,99392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500.02024" calcext:value-type="float">
            <text:p>48500,02024</text:p>
          </table:table-cell>
          <table:table-cell office:value-type="float" office:value="7781" calcext:value-type="float">
            <text:p>7781</text:p>
          </table:table-cell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600.0142" calcext:value-type="float">
            <text:p>48600,0142</text:p>
          </table:table-cell>
          <table:table-cell office:value-type="float" office:value="7781" calcext:value-type="float">
            <text:p>7781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99.99364" calcext:value-type="float">
            <text:p>48699,99364</text:p>
          </table:table-cell>
          <table:table-cell office:value-type="float" office:value="7781" calcext:value-type="float">
            <text:p>7781</text:p>
          </table:table-cell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800.00562" calcext:value-type="float">
            <text:p>48800,00562</text:p>
          </table:table-cell>
          <table:table-cell office:value-type="float" office:value="7781" calcext:value-type="float">
            <text:p>7781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900.00114" calcext:value-type="float">
            <text:p>48900,00114</text:p>
          </table:table-cell>
          <table:table-cell office:value-type="float" office:value="7781" calcext:value-type="float">
            <text:p>7781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99.9885" calcext:value-type="float">
            <text:p>48999,9885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100.00624" calcext:value-type="float">
            <text:p>49100,00624</text:p>
          </table:table-cell>
          <table:table-cell office:value-type="float" office:value="7781" calcext:value-type="float">
            <text:p>7781</text:p>
          </table:table-cell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200.02018" calcext:value-type="float">
            <text:p>49200,02018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99.99332" calcext:value-type="float">
            <text:p>49299,99332</text:p>
          </table:table-cell>
          <table:table-cell office:value-type="float" office:value="7781" calcext:value-type="float">
            <text:p>7781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399.9946" calcext:value-type="float">
            <text:p>49399,9946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499.99254" calcext:value-type="float">
            <text:p>49499,99254</text:p>
          </table:table-cell>
          <table:table-cell office:value-type="float" office:value="7781" calcext:value-type="float">
            <text:p>7781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9206" calcext:value-type="float">
            <text:p>49599,99206</text:p>
          </table:table-cell>
          <table:table-cell office:value-type="float" office:value="7781" calcext:value-type="float">
            <text:p>7781</text:p>
          </table:table-cell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700.00524" calcext:value-type="float">
            <text:p>49700,00524</text:p>
          </table:table-cell>
          <table:table-cell office:value-type="float" office:value="7781" calcext:value-type="float">
            <text:p>7781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800.06164" calcext:value-type="float">
            <text:p>49800,06164</text:p>
          </table:table-cell>
          <table:table-cell office:value-type="float" office:value="7781" calcext:value-type="float">
            <text:p>7781</text:p>
          </table:table-cell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99.9943" calcext:value-type="float">
            <text:p>49899,9943</text:p>
          </table:table-cell>
          <table:table-cell office:value-type="float" office:value="7781" calcext:value-type="float">
            <text:p>7781</text:p>
          </table:table-cell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99.99044" calcext:value-type="float">
            <text:p>49999,99044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99.99124" calcext:value-type="float">
            <text:p>50099,99124</text:p>
          </table:table-cell>
          <table:table-cell office:value-type="float" office:value="7781" calcext:value-type="float">
            <text:p>7781</text:p>
          </table:table-cell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200.00792" calcext:value-type="float">
            <text:p>50200,00792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8836" calcext:value-type="float">
            <text:p>50299,98836</text:p>
          </table:table-cell>
          <table:table-cell office:value-type="float" office:value="7781" calcext:value-type="float">
            <text:p>7781</text:p>
          </table:table-cell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399.9993" calcext:value-type="float">
            <text:p>50399,9993</text:p>
          </table:table-cell>
          <table:table-cell office:value-type="float" office:value="7781" calcext:value-type="float">
            <text:p>7781</text:p>
          </table:table-cell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499.98784" calcext:value-type="float">
            <text:p>50499,98784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600.01098" calcext:value-type="float">
            <text:p>50600,01098</text:p>
          </table:table-cell>
          <table:table-cell office:value-type="float" office:value="7781" calcext:value-type="float">
            <text:p>7781</text:p>
          </table:table-cell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99.98754" calcext:value-type="float">
            <text:p>50699,98754</text:p>
          </table:table-cell>
          <table:table-cell office:value-type="float" office:value="7781" calcext:value-type="float">
            <text:p>7781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99.99306" calcext:value-type="float">
            <text:p>50799,99306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899.9962" calcext:value-type="float">
            <text:p>50899,9962</text:p>
          </table:table-cell>
          <table:table-cell office:value-type="float" office:value="7807" calcext:value-type="float">
            <text:p>7807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999.99964" calcext:value-type="float">
            <text:p>50999,99964</text:p>
          </table:table-cell>
          <table:table-cell office:value-type="float" office:value="7781" calcext:value-type="float">
            <text:p>7781</text:p>
          </table:table-cell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100.01188" calcext:value-type="float">
            <text:p>51100,01188</text:p>
          </table:table-cell>
          <table:table-cell office:value-type="float" office:value="7782" calcext:value-type="float">
            <text:p>7782</text:p>
          </table:table-cell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199.98986" calcext:value-type="float">
            <text:p>51199,98986</text:p>
          </table:table-cell>
          <table:table-cell office:value-type="float" office:value="7781" calcext:value-type="float">
            <text:p>7781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300.00716" calcext:value-type="float">
            <text:p>51300,00716</text:p>
          </table:table-cell>
          <table:table-cell office:value-type="float" office:value="7781" calcext:value-type="float">
            <text:p>7781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399.99784" calcext:value-type="float">
            <text:p>51399,99784</text:p>
          </table:table-cell>
          <table:table-cell office:value-type="float" office:value="7781" calcext:value-type="float">
            <text:p>7781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500.04594" calcext:value-type="float">
            <text:p>51500,04594</text:p>
          </table:table-cell>
          <table:table-cell office:value-type="float" office:value="7781" calcext:value-type="float">
            <text:p>7781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600.01348" calcext:value-type="float">
            <text:p>51600,01348</text:p>
          </table:table-cell>
          <table:table-cell office:value-type="float" office:value="7781" calcext:value-type="float">
            <text:p>7781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700.00206" calcext:value-type="float">
            <text:p>51700,00206</text:p>
          </table:table-cell>
          <table:table-cell office:value-type="float" office:value="7781" calcext:value-type="float">
            <text:p>7781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799.98894" calcext:value-type="float">
            <text:p>51799,98894</text:p>
          </table:table-cell>
          <table:table-cell office:value-type="float" office:value="7781" calcext:value-type="float">
            <text:p>7781</text:p>
          </table:table-cell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899.9982" calcext:value-type="float">
            <text:p>51899,9982</text:p>
          </table:table-cell>
          <table:table-cell office:value-type="float" office:value="7781" calcext:value-type="float">
            <text:p>7781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000.03434" calcext:value-type="float">
            <text:p>52000,03434</text:p>
          </table:table-cell>
          <table:table-cell office:value-type="float" office:value="7781" calcext:value-type="float">
            <text:p>7781</text:p>
          </table:table-cell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099.99662" calcext:value-type="float">
            <text:p>52099,99662</text:p>
          </table:table-cell>
          <table:table-cell office:value-type="float" office:value="7781" calcext:value-type="float">
            <text:p>7781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199.99042" calcext:value-type="float">
            <text:p>52199,99042</text:p>
          </table:table-cell>
          <table:table-cell office:value-type="float" office:value="7781" calcext:value-type="float">
            <text:p>7781</text:p>
          </table:table-cell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99.9937" calcext:value-type="float">
            <text:p>52299,9937</text:p>
          </table:table-cell>
          <table:table-cell office:value-type="float" office:value="7781" calcext:value-type="float">
            <text:p>7781</text:p>
          </table:table-cell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399.99802" calcext:value-type="float">
            <text:p>52399,99802</text:p>
          </table:table-cell>
          <table:table-cell office:value-type="float" office:value="7781" calcext:value-type="float">
            <text:p>7781</text:p>
          </table:table-cell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99.99136" calcext:value-type="float">
            <text:p>52499,99136</text:p>
          </table:table-cell>
          <table:table-cell office:value-type="float" office:value="7781" calcext:value-type="float">
            <text:p>7781</text:p>
          </table:table-cell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599.99246" calcext:value-type="float">
            <text:p>52599,99246</text:p>
          </table:table-cell>
          <table:table-cell office:value-type="float" office:value="7781" calcext:value-type="float">
            <text:p>778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49:30.579576742</dc:date>
    <meta:editing-duration>PT9M22S</meta:editing-duration>
    <meta:editing-cycles>1</meta:editing-cycles>
    <meta:document-statistic meta:table-count="1" meta:cell-count="2084" meta:object-count="0"/>
    <meta:generator>LibreOffice/5.1.6.2$Linux_X86_64 LibreOffice_project/10m0$Build-2</meta:generator>
  </office:meta>
</office:document-meta>
</file>